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A000003FC80C6F51677BC49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312cm" svg:x="1cm" svg:y="7.693cm">
          <draw:image xlink:href="Pictures/100002010000054A000003FC80C6F51677BC49C8.png" xlink:type="simple" xlink:show="embed" xlink:actuate="onLoad" loext:mime-type="image/png">
            <text:p/>
          </draw:image>
        </draw:frame>
        <draw:frame draw:style-name="gr2" draw:text-style-name="P2" draw:layer="layout" svg:width="14.7cm" svg:height="2.1cm" svg:x="6.1cm" svg:y="20.7cm">
          <draw:text-box>
            <text:p>Séquence de te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6T18:48:32.576917422</dc:date>
    <meta:editing-duration>PT41S</meta:editing-duration>
    <meta:editing-cycles>1</meta:editing-cycles>
    <meta:document-statistic meta:object-count="2"/>
    <meta:generator>LibreOffice/6.4.6.2$Linux_X86_64 LibreOffice_project/40$Build-2</meta:generator>
  </office:meta>
</office:document-meta>
</file>